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KR" svg:font-family="'Noto Sans CJK KR'" style:font-family-generic="system" style:font-pitch="variable"/>
    <style:font-face style:name="Noto Serif CJK KR" svg:font-family="'Noto Serif CJK KR'" style:font-family-generic="system" style:font-pitch="variable"/>
  </office:font-face-decls>
  <office:automatic-styles>
    <style:style style:name="P1" style:family="paragraph" style:parent-style-name="Subtitle">
      <style:text-properties fo:language="en" fo:country="GB" officeooo:rsid="001fb62e" officeooo:paragraph-rsid="001fb62e"/>
    </style:style>
    <style:style style:name="P2" style:family="paragraph" style:parent-style-name="Subtitle">
      <style:text-properties officeooo:rsid="0034d8c4" officeooo:paragraph-rsid="0034d8c4"/>
    </style:style>
    <style:style style:name="P3" style:family="paragraph" style:parent-style-name="Subtitle">
      <style:text-properties officeooo:rsid="0046f364" officeooo:paragraph-rsid="0046f364"/>
    </style:style>
    <style:style style:name="P4" style:family="paragraph" style:parent-style-name="Subtitle">
      <style:text-properties officeooo:rsid="005693b3" officeooo:paragraph-rsid="005693b3"/>
    </style:style>
    <style:style style:name="P5" style:family="paragraph" style:parent-style-name="Subtitle">
      <style:text-properties officeooo:rsid="005c8af0" officeooo:paragraph-rsid="005c8af0"/>
    </style:style>
    <style:style style:name="P6" style:family="paragraph" style:parent-style-name="Text_20_body">
      <style:text-properties fo:font-size="13pt" officeooo:rsid="0034d8c4" officeooo:paragraph-rsid="0034d8c4" style:font-size-asian="11.3500003814697pt" style:font-size-complex="13pt"/>
    </style:style>
    <style:style style:name="P7" style:family="paragraph" style:parent-style-name="Text_20_body">
      <style:text-properties fo:font-size="13pt" officeooo:rsid="0047e527" officeooo:paragraph-rsid="0047e527" style:font-size-asian="11.3500003814697pt" style:font-size-complex="13pt"/>
    </style:style>
    <style:style style:name="P8" style:family="paragraph" style:parent-style-name="Text_20_body">
      <style:text-properties fo:font-size="13pt" officeooo:rsid="00492eb5" officeooo:paragraph-rsid="00492eb5" style:font-size-asian="11.3500003814697pt" style:font-size-complex="13pt"/>
    </style:style>
    <style:style style:name="P9" style:family="paragraph" style:parent-style-name="Text_20_body">
      <style:text-properties fo:font-size="13pt" officeooo:rsid="004d835d" officeooo:paragraph-rsid="004d835d" style:font-size-asian="11.3500003814697pt" style:font-size-complex="13pt"/>
    </style:style>
    <style:style style:name="P10" style:family="paragraph" style:parent-style-name="Text_20_body">
      <style:text-properties fo:font-size="13pt" officeooo:rsid="00503404" officeooo:paragraph-rsid="00503404" style:font-size-asian="11.3500003814697pt" style:font-size-complex="13pt"/>
    </style:style>
    <style:style style:name="P11" style:family="paragraph" style:parent-style-name="Text_20_body">
      <style:text-properties fo:font-size="13pt" officeooo:rsid="005693b3" officeooo:paragraph-rsid="005693b3" style:font-size-asian="11.3500003814697pt" style:font-size-complex="13pt"/>
    </style:style>
    <style:style style:name="P12" style:family="paragraph" style:parent-style-name="Text_20_body">
      <style:text-properties fo:font-size="13pt" officeooo:rsid="0058930d" officeooo:paragraph-rsid="0058930d" style:font-size-asian="11.3500003814697pt" style:font-size-complex="13pt"/>
    </style:style>
    <style:style style:name="P13" style:family="paragraph" style:parent-style-name="Text_20_body">
      <style:text-properties fo:font-size="13pt" officeooo:rsid="005ca372" officeooo:paragraph-rsid="005ca372" style:font-size-asian="11.3500003814697pt" style:font-size-complex="13pt"/>
    </style:style>
    <style:style style:name="P14" style:family="paragraph" style:parent-style-name="Text_20_body">
      <style:text-properties fo:font-size="13pt" fo:language="en" fo:country="GB" officeooo:rsid="001fb62e" officeooo:paragraph-rsid="001fb62e" style:font-size-asian="11.3500003814697pt" style:font-size-complex="13pt"/>
    </style:style>
    <style:style style:name="P15" style:family="paragraph" style:parent-style-name="Text_20_body">
      <style:text-properties fo:font-size="13pt" fo:language="en" fo:country="GB" officeooo:rsid="002b79c1" officeooo:paragraph-rsid="002b79c1" style:font-size-asian="11.3500003814697pt" style:font-size-complex="13pt"/>
    </style:style>
    <style:style style:name="P16" style:family="paragraph" style:parent-style-name="Text_20_body">
      <style:text-properties fo:font-size="13pt" fo:language="en" fo:country="GB" officeooo:rsid="002ce4b4" officeooo:paragraph-rsid="002ce4b4" style:font-size-asian="11.3500003814697pt" style:font-size-complex="13pt"/>
    </style:style>
    <style:style style:name="P17" style:family="paragraph" style:parent-style-name="Text_20_body">
      <style:text-properties fo:font-size="13pt" fo:language="en" fo:country="GB" officeooo:rsid="002ea976" officeooo:paragraph-rsid="002ea976" style:font-size-asian="11.3500003814697pt" style:font-size-complex="13pt"/>
    </style:style>
    <style:style style:name="P18" style:family="paragraph" style:parent-style-name="Text_20_body" style:list-style-name="L1">
      <style:paragraph-properties style:writing-mode="lr-tb"/>
      <style:text-properties fo:font-size="13pt" fo:font-weight="bold" officeooo:rsid="0058930d" officeooo:paragraph-rsid="0058930d" style:font-size-asian="11.3500003814697pt" style:font-weight-asian="bold" style:font-size-complex="13pt" style:font-weight-complex="bold"/>
    </style:style>
    <style:style style:name="P19" style:family="paragraph" style:parent-style-name="Text_20_body" style:list-style-name="L1">
      <style:paragraph-properties style:writing-mode="lr-tb"/>
      <style:text-properties fo:font-size="13pt" fo:font-weight="bold" officeooo:rsid="0059b49e" officeooo:paragraph-rsid="0059b49e" style:font-size-asian="11.3500003814697pt" style:font-weight-asian="bold" style:font-size-complex="13pt" style:font-weight-complex="bold"/>
    </style:style>
    <style:style style:name="P20" style:family="paragraph" style:parent-style-name="Title">
      <style:text-properties fo:language="en" fo:country="GB" officeooo:rsid="001fb62e" officeooo:paragraph-rsid="001fb62e"/>
    </style:style>
    <style:style style:name="T1" style:family="text">
      <style:text-properties officeooo:rsid="00205524"/>
    </style:style>
    <style:style style:name="T2" style:family="text">
      <style:text-properties officeooo:rsid="002bbf67"/>
    </style:style>
    <style:style style:name="T3" style:family="text">
      <style:text-properties officeooo:rsid="00306893"/>
    </style:style>
    <style:style style:name="T4" style:family="text">
      <style:text-properties officeooo:rsid="00355614"/>
    </style:style>
    <style:style style:name="T5" style:family="text">
      <style:text-properties style:text-position="super 58%" officeooo:rsid="00355614"/>
    </style:style>
    <style:style style:name="T6" style:family="text">
      <style:text-properties fo:font-style="italic" officeooo:rsid="00355614" style:font-style-asian="italic" style:font-style-complex="italic"/>
    </style:style>
    <style:style style:name="T7" style:family="text">
      <style:text-properties fo:font-style="italic" style:text-underline-style="none" fo:font-weight="normal" officeooo:rsid="0059b49e" style:font-style-asian="italic" style:font-weight-asian="normal" style:font-style-complex="italic" style:font-weight-complex="normal"/>
    </style:style>
    <style:style style:name="T8" style:family="text">
      <style:text-properties officeooo:rsid="0049ca76"/>
    </style:style>
    <style:style style:name="T9" style:family="text">
      <style:text-properties officeooo:rsid="004eaed5"/>
    </style:style>
    <style:style style:name="T10" style:family="text">
      <style:text-properties officeooo:rsid="0052bae6"/>
    </style:style>
    <style:style style:name="T11" style:family="text">
      <style:text-properties officeooo:rsid="0057b6ef"/>
    </style:style>
    <style:style style:name="T12" style:family="text">
      <style:text-properties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59b49e" style:font-weight-asian="normal" style:font-weight-complex="normal"/>
    </style:style>
    <style:style style:name="T16" style:family="text">
      <style:text-properties style:text-underline-style="none" fo:font-weight="normal" officeooo:rsid="005a131c" style:font-weight-asian="normal" style:font-weight-complex="normal"/>
    </style:style>
    <style:style style:name="T17" style:family="text">
      <style:text-properties style:text-underline-style="none" fo:font-weight="normal" officeooo:rsid="005ac787" style:font-weight-asian="normal" style:font-weight-complex="normal"/>
    </style:style>
    <style:style style:name="T18" style:family="text">
      <style:text-properties style:text-underline-style="none" fo:font-weight="normal" officeooo:rsid="005b3af7" style:font-weight-asian="normal" style:font-weight-complex="normal"/>
    </style:style>
    <style:style style:name="T19" style:family="text">
      <style:text-properties style:text-underline-style="none" fo:font-weight="normal" officeooo:rsid="005bcdda" style:font-weight-asian="normal" style:font-weight-complex="normal"/>
    </style:style>
    <style:style style:name="T20" style:family="text">
      <style:text-properties style:text-underline-style="none" fo:font-weight="normal" officeooo:rsid="005c04ad" style:font-weight-asian="normal" style:font-weight-complex="normal"/>
    </style:style>
    <style:style style:name="T21" style:family="text">
      <style:text-properties style:text-underline-style="none" fo:font-weight="normal" officeooo:rsid="005c6052" style:font-weight-asian="normal" style:font-weight-complex="normal"/>
    </style:style>
    <style:style style:name="T22" style:family="text">
      <style:text-properties style:text-underline-style="none" officeooo:rsid="0059b49e"/>
    </style:style>
    <style:style style:name="T23" style:family="text">
      <style:text-properties style:text-underline-style="none" officeooo:rsid="005b3af7"/>
    </style:style>
    <style:style style:name="T24" style:family="text">
      <style:text-properties officeooo:rsid="005e8c3e"/>
    </style:style>
    <style:style style:name="T25" style:family="text">
      <style:text-properties officeooo:rsid="005fc3b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Macbeth</text:p>
      <text:p text:style-name="P1">Plot:</text:p>
      <text:p text:style-name="P14">The first act opens with <text:span text:style-name="T1">the news that an attempted invasion of Scotland by the Norwegians has fallen thanks to Macbeth’s courage. While coming back home, Macbeth and his friend Banquo meet three witches who greet Macbeth as “Thane of Cawdor” and say that he’ll become King of Scotland, also promising Banquo that he’ll father a line of kings. This prophecy begins to work on Macbeth’s ambition. He invites the king of Scotland Duncan to his castle and writes a letter to his wife, Lady Macbeth, who craves for ambition and carries out a plan to kill Duncan.</text:span></text:p>
      <text:p text:style-name="P15">In the seconds act, Macbeth murders Duncan and becomes the king. The blame is put on a servant sleeping outside the room. Malcolm and Donalbain, the king’s sons, leave the reign, fearing for their lives, but Banquo and Macduff, <text:span text:style-name="T2">a noble who found the king’s corpse with Macbeth,</text:span> are suspicious.</text:p>
      <text:p text:style-name="P16">In the third act, Macbeth doesn’t feel safe since the prophecy is that the throne falls to the heirs of Banquo, so he decides to kill him and his son, Fleance, who escapes. Banquo is killed in the ambush, and his ghost haunts Macbeth.</text:p>
      <text:p text:style-name="P17">The witches warn the king to beware of Macduff, but this will lead to the murder of Macduff’s wife and children.</text:p>
      <text:p text:style-name="P17">The fifth act opens with the madness of Lady Macbeth, who walks in her sleep. Trying to wash away Duncan’s blood from her hands. <text:span text:style-name="T3">In the meantime, Malcolm is marching into Scotland with an army, while Macbeth is isolated because all the lords have allied with Malcolm, who represents order and stability. Macduff manages to kill Macbeth, and the play ends with him holding up Macbeth’s head and proclaiming Malcolm King of Scotland.</text:span></text:p>
      <text:p text:style-name="P2">Settings:</text:p>
      <text:p text:style-name="P6">Macbeth is the only Shakespearean play <text:span text:style-name="T4">set in Scotland in the 11</text:span><text:span text:style-name="T5">th</text:span><text:span text:style-name="T4"> century. This is probably connected with the fact that after Queen Elizabeth I died in 1603, King James VI of Scotland was crowned King James I of England. The beginning of the play is characterised by fog and a thunderstorm. The action takes place first at Macbeth’s castle in Inverness and later at the palace in Dunsinane. By using the moors and castles as contrasting settings, Shakespeare emphasises some of the themes of the play. There’s a contrast between the ideas of natural and unnatural, fairness and foulness, security and danger. Even though the moors are the meeting place for the witches and evil, they are safe. On the contrary, the castles where Macbeth lives are described as pleasant and safe, but they are very dangerous. Fairness and foulness are also reversed in these places: the witches on the moor only deliver true prophecies to Macbeth, while fairness turns into foulness inside Macbeth’s castles where murders are committed. This reversal of values is echoed in the witches’ words “</text:span><text:span text:style-name="T6">Fair is foul, and foul is fair</text:span><text:span text:style-name="T4">”.</text:span></text:p>
      <text:p text:style-name="P3"><text:soft-page-break/>Characters:</text:p>
      <text:p text:style-name="P7">The three witches are recognised by Banquo and Macbeth as something supernatural. They have malicious intentions and prophetic powers but are not active agents: they just talk and offer prophecies and potions. In other words, the witches appeal to what Macbeth wants to believe, they exist as constant reminders of the potential for evil in the human imagination.</text:p>
      <text:p text:style-name="P8">Macbeth is regarded as a tragic hero, since he’s a highly respected soldier at the beginning, but totally alone because of his ambition and his <text:span text:style-name="T8">own free decisions: nothing is forced upon him, and his death is the inevitable consequence of his own choices.</text:span></text:p>
      <text:p text:style-name="P9">Nevertheless, he does not compromise even though he goes through fear and psychological terrors. We kind of witness his <text:span text:style-name="T9">de-humanisation: his loss of any power to feel emotions and physical relationships.</text:span></text:p>
      <text:p text:style-name="P10">Lady Macbeth is a devoted wife, her ambitious plans are for her husband: <text:span text:style-name="T10">while in the first part of the play she shows us a great strength of will, she’s calm and tries to direct Macbeth. In the second part she gradually loses her confidence, she starts to be obsessed with the spots of blood she sees on her hands. She’s eventually overcome by madness and dies.</text:span></text:p>
      <text:p text:style-name="P4">Themes:</text:p>
      <text:p text:style-name="P11">Unlike other Shakespeare’s tragedies, this is way simpler in its plot but complex in its psychological analysis of what takes place in the criminal’s mind. Here, the criminal and the hero are the same person: Macbeth, <text:span text:style-name="T11">whose ambition leads him from good to evil.</text:span></text:p>
      <text:p text:style-name="P12">The main themes are:</text:p>
      <text:list xml:id="list3226853008" text:style-name="L1">
        <text:list-item>
          <text:p text:style-name="P18">REGICIDE<text:span text:style-name="T12">, an act against nature that brings about chaos and terrible weather conditions. The words </text:span><text:span text:style-name="T15">derived from “</text:span><text:span text:style-name="T7">blood</text:span><text:span text:style-name="T15">” are the most frequently used, repeated more than a hundred times.</text:span></text:p>
        </text:list-item>
        <text:list-item>
          <text:p text:style-name="P18"><text:span text:style-name="T22">THE REVERSAL OF VALUES</text:span><text:span text:style-name="T15"> – the sentence that the witches introduce represents the most dangerous aspect of “</text:span><text:span text:style-name="T22">equivocation</text:span><text:span text:style-name="T15">”.</text:span></text:p>
        </text:list-item>
        <text:list-item>
          <text:p text:style-name="P19"><text:span text:style-name="T13">FALSE APPEARANCES</text:span><text:span text:style-name="T14">, related to the previous point: Shakespeare explores the difference between what is true and what only seems to be true. </text:span><text:span text:style-name="T16">For instance when the author uses the metaphors connected with ‘clothing’, </text:span><text:span text:style-name="T17">especially clothes that do not fit.</text:span></text:p>
        </text:list-item>
        <text:list-item>
          <text:p text:style-name="P19"><text:span text:style-name="T23">TIME</text:span><text:span text:style-name="T18">, that’s pre-ordained, whatever action we take </text:span><text:span text:style-name="T19">to change the future </text:span><text:span text:style-name="T20">can be only one of the steps necessary to achieve that precise future. </text:span><text:span text:style-name="T21">The alternative is a future which is neither fixed nor inevitable, hence one that can be shaped by human activity. This theme is associated with a chain of images concerned with ‘growth’, such as babies, seeds, plants and trees.</text:span></text:p>
        </text:list-item>
      </text:list>
      <text:p text:style-name="P5"><text:soft-page-break/>Style:</text:p>
      <text:p text:style-name="P13">There’s a striking use of imagery. The consequences of Duncan’s murder involve the concept of order that implies correspondence between the different part<text:span text:style-name="T24">s</text:span> of the creation. <text:span text:style-name="T25">Duncan is the symbol of social harmony, order, justice and honesty, the values that should inspire human behaviour. For this reason his death is connected with ‘exceptional natural events’. On the night of the murder the earth trembles, and after it the macrocosm of nature mirrors the chaos of the social microcosm: the sky is troubled, darkness covers the earth during the day, Duncan’s horses break their stalls and eat one another. Images connected with the animal world – macabre and disgusting insects and others – are used by Macbeth. He always expresses his thoughts and emotions in vivid physical terms, like a man who’s reached the very edge of humanity.</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KR" svg:font-family="'Noto Sans CJK KR'" style:font-family-generic="system" style:font-pitch="variable"/>
    <style:font-face style:name="Noto Serif CJK KR" svg:font-family="'Noto Serif CJK K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K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K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1-08T10:37:38.463474583</meta:creation-date>
    <dc:date>2020-11-08T13:29:26.321595277</dc:date>
    <meta:editing-duration>PT2H7M57S</meta:editing-duration>
    <meta:editing-cycles>61</meta:editing-cycles>
    <meta:generator>LibreOffice/6.3.5.2$Linux_X86_64 LibreOffice_project/30$Build-2</meta:generator>
    <meta:document-statistic meta:table-count="0" meta:image-count="0" meta:object-count="0" meta:page-count="3" meta:paragraph-count="23" meta:word-count="1014" meta:character-count="6013" meta:non-whitespace-character-count="5023"/>
  </office:meta>
</office:document-meta>
</file>